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6cbb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8782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a2309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5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2-11T18:11:07.577000000</dc:date>
    <meta:editing-duration>PT7H15M52S</meta:editing-duration>
    <meta:editing-cycles>137</meta:editing-cycles>
    <meta:generator>LibreOffice/6.1.4.2$Windows_X86_64 LibreOffice_project/9d0f32d1f0b509096fd65e0d4bec26ddd1938fd3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